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enlo" svg:font-family="Menlo, Consolas, 'Lucida Console', 'DejaVu Sans Mono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6f5" officeooo:paragraph-rsid="000546f5"/>
    </style:style>
    <style:style style:name="P2" style:family="paragraph" style:parent-style-name="Standard">
      <style:text-properties officeooo:paragraph-rsid="000546f5"/>
    </style:style>
    <style:style style:name="P3" style:family="paragraph" style:parent-style-name="Standard">
      <style:text-properties style:font-name="Liberation Serif" fo:font-size="10pt" officeooo:rsid="000546f5" officeooo:paragraph-rsid="000546f5" style:font-size-asian="10pt" style:font-size-complex="10pt"/>
    </style:style>
    <style:style style:name="P4" style:family="paragraph" style:parent-style-name="Standard">
      <style:text-properties officeooo:rsid="00069732" officeooo:paragraph-rsid="00069732"/>
    </style:style>
    <style:style style:name="P5" style:family="paragraph" style:parent-style-name="Standard">
      <style:text-properties officeooo:rsid="00091842" officeooo:paragraph-rsid="00091842"/>
    </style:style>
    <style:style style:name="P6" style:family="paragraph" style:parent-style-name="Standard">
      <style:text-properties officeooo:rsid="00095765" officeooo:paragraph-rsid="00095765"/>
    </style:style>
    <style:style style:name="T1" style:family="text">
      <style:text-properties fo:font-variant="normal" fo:text-transform="none" fo:color="#36525d" loext:opacity="100%" style:text-line-through-style="none" style:text-line-through-type="none" style:font-name="Liberation Serif" fo:font-size="10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T2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3" style:family="text">
      <style:text-properties style:font-name="Liberation Serif" fo:font-size="10pt" style:font-size-asian="10pt" style:font-size-complex="10pt"/>
    </style:style>
    <style:style style:name="T4" style:family="text">
      <style:text-properties style:font-name="Liberation Serif" fo:font-size="10pt" officeooo:rsid="000546f5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1. connect to gate: ssh </text:span><text:a xlink:type="simple" xlink:href="https://webmail.tugraz.at/imp/dynamic.php?page=mailbox#" text:style-name="Internet_20_link" text:visited-style-name="Visited_20_Internet_20_Link"><text:span text:style-name="T1">rieger@figigate00.tugraz.at</text:span></text:a><text:span text:style-name="T3"> <text:s text:c="2"/></text:span><text:span text:style-name="T4">mit private key</text:span></text:p>
      <text:p text:style-name="P3">2. ssh slurmheadnode</text:p>
      <text:p text:style-name="P1"><text:span text:style-name="T2">sinfo   - lists all accessable partitions and nodes</text:span><text:span text:style-name="T3"><text:line-break/></text:span><text:span text:style-name="T2">squeue - lists all schduled jobs</text:span><text:span text:style-name="T3"><text:line-break/><text:line-break/></text:span><text:span text:style-name="T2">!do not run your calculations on the slurmheadnode - check twice if your jobs are started on an node - this is a common beginner error!</text:span><text:span text:style-name="T3"><text:line-break/><text:line-break/></text:span><text:span text:style-name="T2">node1-16 (16 cpu cores, 128 GB ram)</text:span><text:span text:style-name="T3"><text:line-break/><text:line-break/></text:span><text:span text:style-name="T2">this nodes have a time limit of 3 days per task - you can issue more tasks per sbatch scheduler</text:span><text:span text:style-name="T3"><text:line-break/><text:line-break/></text:span><text:span text:style-name="T2">to get an exclusive interactive node for your calculations:</text:span><text:span text:style-name="T3"><text:line-break/><text:line-break/></text:span><text:span text:style-name="T2">srun -p IGIpcluster --exclusive --pty /bin/bash -l</text:span><text:span text:style-name="T3"><text:line-break/><text:line-break/></text:span><text:span text:style-name="T2">IGIsecondunit - node140-153 (12 cpus, 96GB ram)</text:span><text:span text:style-name="T3"><text:line-break/></text:span><text:span text:style-name="T2">time limit 14 days per task</text:span><text:span text:style-name="T3"><text:line-break/><text:line-break/><text:line-break/><text:line-break/></text:span><text:span text:style-name="T2">please use miniconda or anaconda enviroments to setup the needed userbased software tools (on a cruncher node)</text:span><text:span text:style-name="T3"><text:line-break/><text:line-break/></text:span><text:span text:style-name="T2">for non interactive jobs please use sbatch</text:span><text:span text:style-name="T3"><text:line-break/><text:line-break/></text:span><text:span text:style-name="T2">additional slurm stuff:</text:span><text:span text:style-name="T3"><text:line-break/><text:line-break/></text:span><text:span text:style-name="T2">&lt;</text:span><text:a xlink:type="simple" xlink:href="https://bioinformaticsworkbook.org/Appendix/HPC/SLURM/slurm-cheatsheat.html#gsc.tab=0" office:target-frame-name="_blank" xlink:show="new" text:style-name="Internet_20_link" text:visited-style-name="Visited_20_Internet_20_Link"><text:span text:style-name="T1">https://bioinformaticsworkbook.org/Appendix/HPC/SLURM/slurm-cheatsheat.html#gsc.tab=0</text:span></text:a><text:span text:style-name="T2">&gt;</text:span><text:span text:style-name="T3"> </text:span></text:p>
      <text:p text:style-name="P1"><text:span text:style-name="T3"/></text:p>
      <text:p text:style-name="P1"><text:span text:style-name="T3"/></text:p>
      <text:p text:style-name="P4"><text:span text:style-name="T3">I did:</text:span></text:p>
      <text:p text:style-name="P4"><text:span text:style-name="T3">conda install -c anaconda python=3.8 <text:s text:c="3"/>…. downgrade python to 3.8, as i could not install opencv library</text:span></text:p>
      <text:p text:style-name="P5"><text:span text:style-name="T3">conda install -c conda-forge opencv</text:span></text:p>
      <text:p text:style-name="P5"><text:span text:style-name="T3"/></text:p>
      <text:p text:style-name="P5"><text:span text:style-name="T3"/></text:p>
      <text:p text:style-name="P5"><text:span text:style-name="T3">execute script by</text:span></text:p>
      <text:p text:style-name="P5"><text:span text:style-name="T3">conda activate masterarbeit <text:s/>(we switch into this environment with its packages) =&gt; (masterarbeit) rieger@headnode </text:span></text:p>
      <text:p text:style-name="P5"><text:span text:style-name="T3"/></text:p>
      <text:p text:style-name="P6"><text:span text:style-name="T3">sbatch masterArbeit.sub</text:span></text:p>
      <text:p text:style-name="P5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enlo" svg:font-family="Menlo, Consolas, 'Lucida Console', 'DejaVu Sans Mono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4T12:53:22.780000000</meta:creation-date>
    <dc:date>2023-01-14T15:03:13.771000000</dc:date>
    <meta:editing-duration>PT1H29M19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9" meta:word-count="181" meta:character-count="1208" meta:non-whitespace-character-count="1016"/>
  </office:meta>
</office:document-meta>
</file>